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5cm"/>
    </style:style>
    <style:style style:name="gr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85cm"/>
    </style:style>
    <style:style style:name="gr4" style:family="graphic" style:parent-style-name="standard">
      <style:graphic-properties draw:opacity="50%" draw:opacity-name="" draw:textarea-horizontal-align="justify" draw:textarea-vertical-align="middle" draw:auto-grow-height="false" fo:min-height="2.438cm" fo:min-width="4.31cm" draw:shadow="hidden"/>
    </style:style>
    <style:style style:name="gr5" style:family="graphic" style:parent-style-name="standard">
      <style:graphic-properties draw:textarea-vertical-align="middle" draw:auto-grow-height="false" fo:min-height="3.296cm" fo:min-width="3.495cm" draw:shadow="visible"/>
    </style:style>
    <style:style style:name="gr6" style:family="graphic" style:parent-style-name="standard">
      <style:graphic-properties draw:opacity="50%" draw:opacity-name="" draw:textarea-horizontal-align="justify" draw:textarea-vertical-align="middle" draw:auto-grow-height="false" fo:min-height="0.812cm" fo:min-width="2.258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textarea-horizontal-align="justify" draw:textarea-vertical-align="middle" draw:auto-grow-height="false" fo:min-height="2.025cm" fo:min-width="0.25cm" draw:shadow="visible"/>
    </style:style>
    <style:style style:name="gr9" style:family="graphic" style:parent-style-name="standard">
      <style:graphic-properties draw:fill-color="#00aaad" draw:opacity="50%" draw:opacity-name="" draw:textarea-horizontal-align="justify" draw:textarea-vertical-align="middle" draw:auto-grow-height="false" fo:min-height="0.85cm" fo:min-width="8.3cm" draw:shadow="visible"/>
    </style:style>
    <style:style style:name="gr10" style:family="graphic" style:parent-style-name="standard">
      <style:graphic-properties draw:textarea-horizontal-align="justify" draw:textarea-vertical-align="middle" draw:auto-grow-height="false" fo:min-height="1.5cm" fo:min-width="0.1cm"/>
    </style:style>
    <style:style style:name="gr11" style:family="graphic" style:parent-style-name="standard">
      <style:graphic-properties draw:stroke="none" svg:stroke-color="#000000" draw:fill="none" draw:fill-color="#ffffff" fo:min-height="4.056cm"/>
    </style:style>
    <style:style style:name="gr12" style:family="graphic" style:parent-style-name="standard">
      <style:graphic-properties draw:stroke="none" draw:stroke-dash="Ultrafine_20_Dashed" svg:stroke-color="#ed1c24" draw:fill="solid" draw:fill-color="#adc5e7" draw:opacity="50%" draw:opacity-name="" draw:textarea-horizontal-align="justify" draw:textarea-vertical-align="middle" draw:auto-grow-height="false" fo:min-height="4.15cm" fo:min-width="7.69cm" draw:shadow="hidden"/>
    </style:style>
    <style:style style:name="gr13" style:family="graphic" style:parent-style-name="standard">
      <style:graphic-properties draw:textarea-horizontal-align="justify" draw:textarea-vertical-align="middle" draw:auto-grow-height="false" fo:min-height="1.938cm" fo:min-width="0.3cm"/>
    </style:style>
    <style:style style:name="gr14" style:family="graphic" style:parent-style-name="standard">
      <style:graphic-properties draw:stroke="none" svg:stroke-color="#000000" draw:fill="none" draw:fill-color="#ffffff" fo:min-height="3.95cm"/>
    </style:style>
    <style:style style:name="gr15" style:family="graphic" style:parent-style-name="standard">
      <style:graphic-properties draw:fill-color="#adc5e7" draw:opacity="50%" draw:opacity-name="" draw:textarea-horizontal-align="justify" draw:textarea-vertical-align="middle" draw:auto-grow-height="false" fo:min-height="2.45cm" fo:min-width="6.8cm"/>
    </style:style>
    <style:style style:name="gr16" style:family="graphic" style:parent-style-name="standard">
      <style:graphic-properties draw:stroke="none" svg:stroke-color="#000000" draw:fill="none" draw:fill-color="#ffffff" fo:min-height="2.75cm"/>
    </style:style>
    <style:style style:name="gr17" style:family="graphic" style:parent-style-name="standard">
      <style:graphic-properties draw:opacity="50%" draw:opacity-name="" draw:textarea-horizontal-align="justify" draw:textarea-vertical-align="middle" draw:auto-grow-height="false" fo:min-height="1.872cm" fo:min-width="3.4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loext:graphic-properties draw:fill-color="#00aaad" draw:opacity="50%"/>
      <style:paragraph-properties fo:text-align="center"/>
    </style:style>
    <style:style style:name="P5" style:family="paragraph">
      <loext:graphic-properties draw:fill="solid" draw:fill-color="#adc5e7" draw:opacity="50%"/>
      <style:paragraph-properties fo:text-align="center"/>
    </style:style>
    <style:style style:name="P6" style:family="paragraph">
      <loext:graphic-properties draw:fill-color="#adc5e7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5.9cm" svg:height="2.2cm" svg:x="8cm" svg:y="1cm">
          <draw:text-box>
            <text:p>CIFRADO CESAR</text:p>
          </draw:text-box>
        </draw:frame>
        <draw:line draw:style-name="gr2" draw:text-style-name="P2" draw:layer="layout" svg:x1="10.8cm" svg:y1="1.8cm" svg:x2="10.8cm" svg:y2="3.3cm">
          <text:p/>
        </draw:line>
        <draw:frame draw:style-name="gr3" draw:text-style-name="P1" draw:layer="layout" svg:width="7.4cm" svg:height="3.1cm" svg:x="7.3cm" svg:y="3.3cm">
          <draw:text-box>
            <text:p text:style-name="P2">¿Desea Cifrar o Decifrar?</text:p>
            <text:p text:style-name="P2">1) Cifrar</text:p>
            <text:p text:style-name="P2">2) Descifrar </text:p>
          </draw:text-box>
        </draw:frame>
        <draw:custom-shape draw:style-name="gr4" draw:text-style-name="P3" draw:layer="layout" svg:width="6.8cm" svg:height="3.8cm" svg:x="7.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995cm" svg:height="3.546cm" draw:transform="skewX (-0.019722220547536) rotate (2.43490883945729) translate (7.433cm 9.945cm)">
          <text:p/>
          <draw:enhanced-geometry svg:viewBox="0 0 21600 21600" draw:mirror-horizontal="true" draw:text-areas="?f2 ?f7 ?f1 ?f1 ?f7 ?f2 ?f1 ?f1" draw:type="mso-spt89" draw:modifiers="11713.3747635774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6" draw:text-style-name="P3" draw:layer="layout" svg:width="3.9cm" svg:height="1.5cm" svg:x="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9cm" svg:height="1.5cm" svg:x="7.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3cm" svg:height="1.673cm" svg:x="1.6cm" svg:y="7.927cm">
          <draw:text-box>
            <text:p>1)Cifrar</text:p>
          </draw:text-box>
        </draw:frame>
        <draw:frame draw:style-name="gr7" draw:text-style-name="P1" draw:layer="layout" svg:width="3.9cm" svg:height="1.673cm" svg:x="7.8cm" svg:y="8.1cm">
          <draw:text-box>
            <text:p>2)Descifrar</text:p>
          </draw:text-box>
        </draw:frame>
        <draw:custom-shape draw:style-name="gr8" draw:text-style-name="P2" draw:layer="layout" svg:width="1.5cm" svg:height="2.6cm" svg:x="2.1cm" svg:y="9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.5cm" svg:height="2.6cm" svg:x="8.8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8.8cm" svg:height="1.1cm" svg:x="6.5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cm" svg:height="2cm" svg:x="13.6cm" svg:y="5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" draw:layer="layout" svg:width="8.29cm" svg:height="4.306cm" svg:x="12.3cm" svg:y="7.9cm">
          <draw:text-box>
            <text:p>En caso contrario si:</text:p>
            <text:p>a) Se ingresa vacío el campo ó</text:p>
            <text:p>b) Se ingresa cualquier otra opción inválida</text:p>
          </draw:text-box>
        </draw:frame>
        <draw:custom-shape draw:style-name="gr12" draw:text-style-name="P5" draw:layer="layout" svg:width="8.19cm" svg:height="4.4cm" svg:x="12.4cm" svg:y="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cm" svg:height="2.5cm" svg:x="15.7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" draw:layer="layout" svg:width="7.6cm" svg:height="4.2cm" svg:x="12.4cm" svg:y="15.4cm">
          <draw:text-box>
            <text:p>Aparecerá una Alerta para que ingrese una de las 2 opciones válidas</text:p>
          </draw:text-box>
        </draw:frame>
        <draw:custom-shape draw:style-name="gr15" draw:text-style-name="P6" draw:layer="layout" svg:width="7.3cm" svg:height="2.7cm" svg:x="12.4cm" svg:y="15.3cm">
          <text:p/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5.2cm" svg:height="3cm" svg:x="1.3cm" svg:y="12.5cm">
          <draw:text-box>
            <text:p>El texto se cifrará a modo cesar</text:p>
          </draw:text-box>
        </draw:frame>
        <draw:custom-shape draw:style-name="gr17" draw:text-style-name="P3" draw:layer="layout" svg:width="5.6cm" svg:height="3cm" svg:x="0.5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5.6cm" svg:height="3cm" svg:x="6.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draw:layer="layout" svg:width="5.2cm" svg:height="3cm" svg:x="7.7cm" svg:y="13cm">
          <draw:text-box>
            <text:p>El texto se decifrará a un nuevo text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f04e4d" draw:end-color="#4e9a06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5T09:57:04.886000000</meta:creation-date>
    <dc:date>2017-10-05T10:44:17.837000000</dc:date>
    <meta:editing-duration>PT6M7S</meta:editing-duration>
    <meta:editing-cycles>1</meta:editing-cycles>
    <meta:document-statistic meta:object-count="22"/>
    <meta:generator>LibreOffice/5.4.2.2$Windows_x86 LibreOffice_project/22b09f6418e8c2d508a9eaf86b2399209b0990f4</meta:generator>
  </office:meta>
</office:document-meta>
</file>